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aa5b" officeooo:paragraph-rsid="001eaa5b"/>
    </style:style>
    <style:style style:name="P2" style:family="paragraph" style:parent-style-name="Standard">
      <style:text-properties officeooo:rsid="001eaa5b" officeooo:paragraph-rsid="00206f53"/>
    </style:style>
    <style:style style:name="T1" style:family="text">
      <style:text-properties officeooo:rsid="00206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first file I'm adding to my repository.</text:p>
      <text:p text:style-name="P1">File Creation Date--&gt;13.06.2013</text:p>
      <text:p text:style-name="P1">File Creation Time--&gt;05:28 p.m.</text:p>
      <text:p text:style-name="P1"/>
      <text:p text:style-name="P2"><text:span text:style-name="T1">Editing The File.To Check The Modify Feature.</text:span></text:p>
      <text:p text:style-name="P2"><text:span text:style-name="T1">File Updated--&gt;13.06.2013</text:span></text:p>
      <text:p text:style-name="P2"><text:span text:style-name="T1">File Update Time--&gt;10.29 p.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 </meta:initial-creator>
    <meta:creation-date>2013-06-13T17:26:18</meta:creation-date>
    <dc:date>2013-06-13T22:29:59</dc:date>
    <dc:creator>anik 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6" meta:word-count="34" meta:character-count="212" meta:non-whitespace-character-count="188"/>
  </office:meta>
</office:document-meta>
</file>